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weight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t-r-00000" table:style-name="ta1">
        <table:shapes>
          <draw:frame draw:z-index="0" draw:style-name="gr1" draw:text-style-name="P1" svg:width="825.56pt" svg:height="475.09pt" svg:x="490.34pt" svg:y="2.27pt">
            <loext:p draw:notify-on-update-of-ranges="'part-r-00000'.A1:'part-r-00000'.A1 'part-r-00000'.A2:'part-r-00000'.A7 'part-r-00000'.B2:'part-r-00000'.B2 'part-r-00000'.C2:'part-r-00000'.C7 'part-r-00000'.A1:'part-r-00000'.A1 'part-r-00000'.A8:'part-r-00000'.A13 'part-r-00000'.B8:'part-r-00000'.B8 'part-r-00000'.C8:'part-r-00000'.C13 'part-r-00000'.B14:'part-r-00000'.B14 'part-r-00000'.C14:'part-r-00000'.C19 'part-r-00000'.A14:'part-r-00000'.A19 'part-r-00000'.B20:'part-r-00000'.B20 'part-r-00000'.C20:'part-r-00000'.C25 'part-r-00000'.A20:'part-r-00000'.A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SE STATUS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TOTAL COUNT</text:p>
          </table:table-cell>
          <table:table-cell table:number-columns-repeated="1020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float" office:value="85.83175" calcext:value-type="float">
            <text:p>85.83175</text:p>
          </table:table-cell>
          <table:table-cell table:style-name="ce2" office:value-type="float" office:value="307936" calcext:value-type="float">
            <text:p>307936</text:p>
          </table:table-cell>
          <table:table-cell table:number-columns-repeated="1020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float" office:value="84.856125" calcext:value-type="float">
            <text:p>84.856125</text:p>
          </table:table-cell>
          <table:table-cell table:style-name="ce2" office:value-type="float" office:value="352668" calcext:value-type="float">
            <text:p>352668</text:p>
          </table:table-cell>
          <table:table-cell table:number-columns-repeated="1020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float" office:value="86.61816" calcext:value-type="float">
            <text:p>86.61816</text:p>
          </table:table-cell>
          <table:table-cell table:style-name="ce2" office:value-type="float" office:value="382951" calcext:value-type="float">
            <text:p>382951</text:p>
          </table:table-cell>
          <table:table-cell table:number-columns-repeated="1020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float" office:value="87.624245" calcext:value-type="float">
            <text:p>87.624245</text:p>
          </table:table-cell>
          <table:table-cell table:style-name="ce2" office:value-type="float" office:value="455144" calcext:value-type="float">
            <text:p>455144</text:p>
          </table:table-cell>
          <table:table-cell table:number-columns-repeated="102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float" office:value="88.452255" calcext:value-type="float">
            <text:p>88.452255</text:p>
          </table:table-cell>
          <table:table-cell table:style-name="ce2" office:value-type="float" office:value="547278" calcext:value-type="float">
            <text:p>547278</text:p>
          </table:table-cell>
          <table:table-cell table:number-columns-repeated="1020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ERTIFIED</text:p>
          </table:table-cell>
          <table:table-cell table:style-name="ce2" office:value-type="float" office:value="87.93507" calcext:value-type="float">
            <text:p>87.93507</text:p>
          </table:table-cell>
          <table:table-cell table:style-name="ce2" office:value-type="float" office:value="569646" calcext:value-type="float">
            <text:p>569646</text:p>
          </table:table-cell>
          <table:table-cell table:number-columns-repeated="1020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float" office:value="3.2321813" calcext:value-type="float">
            <text:p>3.2321813</text:p>
          </table:table-cell>
          <table:table-cell table:style-name="ce2" office:value-type="float" office:value="11596" calcext:value-type="float">
            <text:p>11596</text:p>
          </table:table-cell>
          <table:table-cell table:number-columns-repeated="1020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float" office:value="7.487362" calcext:value-type="float">
            <text:p>7.487362</text:p>
          </table:table-cell>
          <table:table-cell table:style-name="ce2" office:value-type="float" office:value="31118" calcext:value-type="float">
            <text:p>31118</text:p>
          </table:table-cell>
          <table:table-cell table:number-columns-repeated="1020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float" office:value="8.014222" calcext:value-type="float">
            <text:p>8.014222</text:p>
          </table:table-cell>
          <table:table-cell table:style-name="ce2" office:value-type="float" office:value="35432" calcext:value-type="float">
            <text:p>35432</text:p>
          </table:table-cell>
          <table:table-cell table:number-columns-repeated="1020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float" office:value="6.998096" calcext:value-type="float">
            <text:p>6.998096</text:p>
          </table:table-cell>
          <table:table-cell table:style-name="ce2" office:value-type="float" office:value="36350" calcext:value-type="float">
            <text:p>36350</text:p>
          </table:table-cell>
          <table:table-cell table:number-columns-repeated="102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float" office:value="6.6379843" calcext:value-type="float">
            <text:p>6.6379843</text:p>
          </table:table-cell>
          <table:table-cell table:style-name="ce2" office:value-type="float" office:value="41071" calcext:value-type="float">
            <text:p>41071</text:p>
          </table:table-cell>
          <table:table-cell table:number-columns-repeated="1020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ERTIFIED-WITHDRAWN</text:p>
          </table:table-cell>
          <table:table-cell table:style-name="ce2" office:value-type="float" office:value="7.269494" calcext:value-type="float">
            <text:p>7.269494</text:p>
          </table:table-cell>
          <table:table-cell table:style-name="ce2" office:value-type="float" office:value="47092" calcext:value-type="float">
            <text:p>47092</text:p>
          </table:table-cell>
          <table:table-cell table:number-columns-repeated="1020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float" office:value="8.119476" calcext:value-type="float">
            <text:p>8.119476</text:p>
          </table:table-cell>
          <table:table-cell table:style-name="ce2" office:value-type="float" office:value="29130" calcext:value-type="float">
            <text:p>29130</text:p>
          </table:table-cell>
          <table:table-cell table:number-columns-repeated="1020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float" office:value="5.075949" calcext:value-type="float">
            <text:p>5.075949</text:p>
          </table:table-cell>
          <table:table-cell table:style-name="ce2" office:value-type="float" office:value="21096" calcext:value-type="float">
            <text:p>21096</text:p>
          </table:table-cell>
          <table:table-cell table:number-columns-repeated="1020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float" office:value="2.7461243" calcext:value-type="float">
            <text:p>2.7461243</text:p>
          </table:table-cell>
          <table:table-cell table:style-name="ce2" office:value-type="float" office:value="12141" calcext:value-type="float">
            <text:p>12141</text:p>
          </table:table-cell>
          <table:table-cell table:number-columns-repeated="1020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float" office:value="2.2907934" calcext:value-type="float">
            <text:p>2.2907934</text:p>
          </table:table-cell>
          <table:table-cell table:style-name="ce2" office:value-type="float" office:value="11899" calcext:value-type="float">
            <text:p>11899</text:p>
          </table:table-cell>
          <table:table-cell table:number-columns-repeated="102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float" office:value="1.765399" calcext:value-type="float">
            <text:p>1.765399</text:p>
          </table:table-cell>
          <table:table-cell table:style-name="ce2" office:value-type="float" office:value="10923" calcext:value-type="float">
            <text:p>10923</text:p>
          </table:table-cell>
          <table:table-cell table:number-columns-repeated="1020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DENIED</text:p>
          </table:table-cell>
          <table:table-cell table:style-name="ce2" office:value-type="float" office:value="1.4163257" calcext:value-type="float">
            <text:p>1.4163257</text:p>
          </table:table-cell>
          <table:table-cell table:style-name="ce2" office:value-type="float" office:value="9175" calcext:value-type="float">
            <text:p>9175</text:p>
          </table:table-cell>
          <table:table-cell table:number-columns-repeated="1020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float" office:value="2.8165913" calcext:value-type="float">
            <text:p>2.8165913</text:p>
          </table:table-cell>
          <table:table-cell table:style-name="ce2" office:value-type="float" office:value="10105" calcext:value-type="float">
            <text:p>10105</text:p>
          </table:table-cell>
          <table:table-cell table:number-columns-repeated="1020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float" office:value="2.5805628" calcext:value-type="float">
            <text:p>2.5805628</text:p>
          </table:table-cell>
          <table:table-cell table:style-name="ce2" office:value-type="float" office:value="10725" calcext:value-type="float">
            <text:p>10725</text:p>
          </table:table-cell>
          <table:table-cell table:number-columns-repeated="1020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float" office:value="2.6214957" calcext:value-type="float">
            <text:p>2.6214957</text:p>
          </table:table-cell>
          <table:table-cell table:style-name="ce2" office:value-type="float" office:value="11590" calcext:value-type="float">
            <text:p>11590</text:p>
          </table:table-cell>
          <table:table-cell table:number-columns-repeated="1020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float" office:value="3.086863" calcext:value-type="float">
            <text:p>3.086863</text:p>
          </table:table-cell>
          <table:table-cell table:style-name="ce2" office:value-type="float" office:value="16034" calcext:value-type="float">
            <text:p>16034</text:p>
          </table:table-cell>
          <table:table-cell table:number-columns-repeated="1020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float" office:value="3.1443594" calcext:value-type="float">
            <text:p>3.1443594</text:p>
          </table:table-cell>
          <table:table-cell table:style-name="ce2" office:value-type="float" office:value="19455" calcext:value-type="float">
            <text:p>19455</text:p>
          </table:table-cell>
          <table:table-cell table:number-columns-repeated="1020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float" office:value="3.3791137" calcext:value-type="float">
            <text:p>3.3791137</text:p>
          </table:table-cell>
          <table:table-cell table:style-name="ce2" office:value-type="float" office:value="21890" calcext:value-type="float">
            <text:p>2189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t-r-00000'.A2:'part-r-00000'.D2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8:44:16.198329880</dc:date>
    <meta:editing-duration>PT2M42S</meta:editing-duration>
    <meta:editing-cycles>1</meta:editing-cycles>
    <meta:document-statistic meta:table-count="1" meta:cell-count="1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25cm" svg:height="16.761cm" xlink:href=".." xlink:type="simple" chart:class="chart:scatter" chart:style-name="ch1">
        <chart:title svg:x="8.292cm" svg:y="0.973cm" chart:style-name="ch2">
          <text:p>PATTERN OF ALL CASE STATUS OVER A PERIOD OF TIME</text:p>
        </chart:title>
        <chart:legend chart:legend-position="end" svg:x="23.759cm" svg:y="7.334cm" style:legend-expansion="high" chart:style-name="ch3"/>
        <chart:plot-area chart:style-name="ch4" table:cell-range-address="'part-r-00000'.A1:'part-r-00000'.A7 'part-r-00000'.B2:'part-r-00000'.B2 'part-r-00000'.C2:'part-r-00000'.C25 'part-r-00000'.B8:'part-r-00000'.B8 'part-r-00000'.B14:'part-r-00000'.B14 'part-r-00000'.B20:'part-r-00000'.B20" chart:data-source-has-labels="row" svg:x="1.593cm" svg:y="1.585cm" svg:width="21.584cm" svg:height="13.86cm">
          <chartooo:coordinate-region svg:x="2.215cm" svg:y="1.784cm" svg:width="20.405cm" svg:height="13.014cm"/>
          <chart:axis chart:dimension="x" chart:name="primary-x" chart:style-name="ch5">
            <chart:title svg:x="11.878cm" svg:y="15.78cm" chart:style-name="ch6">
              <text:p>YEAR</text:p>
            </chart:title>
          </chart:axis>
          <chart:axis chart:dimension="y" chart:name="primary-y" chart:style-name="ch5">
            <chart:title svg:x="0.451cm" svg:y="12.065cm" chart:style-name="ch7">
              <text:p>PERCENTAGE OF APPLICATIONS (PER YEAR)</text:p>
            </chart:title>
            <chart:grid chart:style-name="ch8" chart:class="major"/>
          </chart:axis>
          <chart:series chart:style-name="ch9" chart:values-cell-range-address="'part-r-00000'.C2:'part-r-00000'.C7" chart:label-cell-address="'part-r-00000'.B2:'part-r-00000'.B2" chart:class="chart:scatter">
            <chart:domain table:cell-range-address="'part-r-00000'.A2:'part-r-00000'.A7"/>
            <chart:data-point chart:repeated="6"/>
          </chart:series>
          <chart:series chart:style-name="ch10" chart:values-cell-range-address="'part-r-00000'.C8:'part-r-00000'.C13" chart:label-cell-address="'part-r-00000'.B8:'part-r-00000'.B8" chart:class="chart:scatter">
            <chart:domain table:cell-range-address="'part-r-00000'.A8:'part-r-00000'.A13"/>
            <chart:data-point chart:repeated="6"/>
          </chart:series>
          <chart:series chart:style-name="ch11" chart:values-cell-range-address="'part-r-00000'.C14:'part-r-00000'.C19" chart:label-cell-address="'part-r-00000'.B14:'part-r-00000'.B14" chart:class="chart:scatter">
            <chart:domain table:cell-range-address="'part-r-00000'.A14:'part-r-00000'.A19"/>
            <chart:data-point chart:repeated="6"/>
          </chart:series>
          <chart:series chart:style-name="ch12" chart:values-cell-range-address="'part-r-00000'.C20:'part-r-00000'.C25" chart:label-cell-address="'part-r-00000'.B20:'part-r-00000'.B20" chart:class="chart:scatter">
            <chart:domain table:cell-range-address="'part-r-00000'.A20:'part-r-00000'.A25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RTIFIED</text:p>
                <draw:g>
                  <svg:desc>'part-r-00000'.B2:'part-r-00000'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ERTIFIED-WITHDRAWN</text:p>
                <draw:g>
                  <svg:desc>'part-r-00000'.B8:'part-r-00000'.B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NIED</text:p>
                <draw:g>
                  <svg:desc>'part-r-00000'.B14:'part-r-00000'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ITHDRAWN</text:p>
                <draw:g>
                  <svg:desc>'part-r-00000'.B20:'part-r-00000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'part-r-00000'.A2:'part-r-00000'.A7</svg:desc>
                </draw:g>
              </table:table-cell>
              <table:table-cell office:value-type="float" office:value="85.83175">
                <text:p>85.83175</text:p>
                <draw:g>
                  <svg:desc>'part-r-00000'.C2:'part-r-00000'.C7</svg:desc>
                </draw:g>
              </table:table-cell>
              <table:table-cell office:value-type="float" office:value="2011">
                <text:p>2011</text:p>
                <draw:g>
                  <svg:desc>'part-r-00000'.A8:'part-r-00000'.A13</svg:desc>
                </draw:g>
              </table:table-cell>
              <table:table-cell office:value-type="float" office:value="3.2321813">
                <text:p>3.2321813</text:p>
                <draw:g>
                  <svg:desc>'part-r-00000'.C8:'part-r-00000'.C13</svg:desc>
                </draw:g>
              </table:table-cell>
              <table:table-cell office:value-type="float" office:value="2011">
                <text:p>2011</text:p>
                <draw:g>
                  <svg:desc>'part-r-00000'.A14:'part-r-00000'.A19</svg:desc>
                </draw:g>
              </table:table-cell>
              <table:table-cell office:value-type="float" office:value="8.119476">
                <text:p>8.119476</text:p>
                <draw:g>
                  <svg:desc>'part-r-00000'.C14:'part-r-00000'.C19</svg:desc>
                </draw:g>
              </table:table-cell>
              <table:table-cell office:value-type="float" office:value="2011">
                <text:p>2011</text:p>
                <draw:g>
                  <svg:desc>'part-r-00000'.A20:'part-r-00000'.A25</svg:desc>
                </draw:g>
              </table:table-cell>
              <table:table-cell office:value-type="float" office:value="2.8165913">
                <text:p>2.8165913</text:p>
                <draw:g>
                  <svg:desc>'part-r-00000'.C20:'part-r-00000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84.856125">
                <text:p>84.856125</text:p>
              </table:table-cell>
              <table:table-cell office:value-type="float" office:value="2012">
                <text:p>2012</text:p>
              </table:table-cell>
              <table:table-cell office:value-type="float" office:value="7.487362">
                <text:p>7.487362</text:p>
              </table:table-cell>
              <table:table-cell office:value-type="float" office:value="2012">
                <text:p>2012</text:p>
              </table:table-cell>
              <table:table-cell office:value-type="float" office:value="5.075949">
                <text:p>5.075949</text:p>
              </table:table-cell>
              <table:table-cell office:value-type="float" office:value="2012">
                <text:p>2012</text:p>
              </table:table-cell>
              <table:table-cell office:value-type="float" office:value="2.5805628">
                <text:p>2.5805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86.61816">
                <text:p>86.61816</text:p>
              </table:table-cell>
              <table:table-cell office:value-type="float" office:value="2013">
                <text:p>2013</text:p>
              </table:table-cell>
              <table:table-cell office:value-type="float" office:value="8.014222">
                <text:p>8.014222</text:p>
              </table:table-cell>
              <table:table-cell office:value-type="float" office:value="2013">
                <text:p>2013</text:p>
              </table:table-cell>
              <table:table-cell office:value-type="float" office:value="2.7461243">
                <text:p>2.7461243</text:p>
              </table:table-cell>
              <table:table-cell office:value-type="float" office:value="2013">
                <text:p>2013</text:p>
              </table:table-cell>
              <table:table-cell office:value-type="float" office:value="2.6214957">
                <text:p>2.6214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87.624245">
                <text:p>87.624245</text:p>
              </table:table-cell>
              <table:table-cell office:value-type="float" office:value="2014">
                <text:p>2014</text:p>
              </table:table-cell>
              <table:table-cell office:value-type="float" office:value="6.998096">
                <text:p>6.998096</text:p>
              </table:table-cell>
              <table:table-cell office:value-type="float" office:value="2014">
                <text:p>2014</text:p>
              </table:table-cell>
              <table:table-cell office:value-type="float" office:value="2.2907934">
                <text:p>2.2907934</text:p>
              </table:table-cell>
              <table:table-cell office:value-type="float" office:value="2014">
                <text:p>2014</text:p>
              </table:table-cell>
              <table:table-cell office:value-type="float" office:value="3.086863">
                <text:p>3.086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88.452255">
                <text:p>88.452255</text:p>
              </table:table-cell>
              <table:table-cell office:value-type="float" office:value="2015">
                <text:p>2015</text:p>
              </table:table-cell>
              <table:table-cell office:value-type="float" office:value="6.6379843">
                <text:p>6.6379843</text:p>
              </table:table-cell>
              <table:table-cell office:value-type="float" office:value="2015">
                <text:p>2015</text:p>
              </table:table-cell>
              <table:table-cell office:value-type="float" office:value="1.765399">
                <text:p>1.765399</text:p>
              </table:table-cell>
              <table:table-cell office:value-type="float" office:value="2015">
                <text:p>2015</text:p>
              </table:table-cell>
              <table:table-cell office:value-type="float" office:value="3.1443594">
                <text:p>3.1443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87.93507">
                <text:p>87.93507</text:p>
              </table:table-cell>
              <table:table-cell office:value-type="float" office:value="2016">
                <text:p>2016</text:p>
              </table:table-cell>
              <table:table-cell office:value-type="float" office:value="7.269494">
                <text:p>7.269494</text:p>
              </table:table-cell>
              <table:table-cell office:value-type="float" office:value="2016">
                <text:p>2016</text:p>
              </table:table-cell>
              <table:table-cell office:value-type="float" office:value="1.4163257">
                <text:p>1.4163257</text:p>
              </table:table-cell>
              <table:table-cell office:value-type="float" office:value="2016">
                <text:p>2016</text:p>
              </table:table-cell>
              <table:table-cell office:value-type="float" office:value="3.3791137">
                <text:p>3.3791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